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e7c7" officeooo:paragraph-rsid="001ce7c7"/>
    </style:style>
    <style:style style:name="P2" style:family="paragraph" style:parent-style-name="Standard">
      <style:text-properties style:text-underline-style="solid" style:text-underline-width="auto" style:text-underline-color="font-color" officeooo:rsid="001ce7c7" officeooo:paragraph-rsid="001ce7c7"/>
    </style:style>
    <style:style style:name="P3" style:family="paragraph" style:parent-style-name="Standard">
      <style:text-properties style:text-underline-style="none" officeooo:rsid="001ce7c7" officeooo:paragraph-rsid="001ce7c7"/>
    </style:style>
    <style:style style:name="P4" style:family="paragraph" style:parent-style-name="Standard">
      <style:text-properties officeooo:rsid="001e8299" officeooo:paragraph-rsid="001e8299"/>
    </style:style>
    <style:style style:name="P5" style:family="paragraph" style:parent-style-name="Standard">
      <style:text-properties officeooo:rsid="001ce7c7" officeooo:paragraph-rsid="001ce7c7"/>
    </style:style>
    <style:style style:name="P6" style:family="paragraph" style:parent-style-name="Standard">
      <style:text-properties officeooo:rsid="001f6172" officeooo:paragraph-rsid="001f6172"/>
    </style:style>
    <style:style style:name="T1" style:family="text">
      <style:text-properties officeooo:rsid="001e51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ime domain(done) </text:p>
      <text:p text:style-name="P1">Energy domain(graph)</text:p>
      <text:p text:style-name="P1">Magnitude domain(graph)</text:p>
      <text:p text:style-name="P6">fft</text:p>
      <text:p text:style-name="P1">mfcc calcul.(using log)</text:p>
      <text:p text:style-name="P1"/>
      <text:p text:style-name="P2">pattern matching</text:p>
      <text:p text:style-name="P3">cross corelation(graph)</text:p>
      <text:p text:style-name="P3">dtw</text:p>
      <text:p text:style-name="P3"/>
      <text:p text:style-name="P3">compare with test and trainig data wrt threshold <text:span text:style-name="T1">using matrix</text:span>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10:33:44.995265697</meta:creation-date>
    <dc:date>2018-10-27T11:50:37.158744902</dc:date>
    <meta:editing-duration>PT2H39M13S</meta:editing-duration>
    <meta:editing-cycles>5</meta:editing-cycles>
    <meta:generator>LibreOffice/6.0.6.2$Linux_X86_64 LibreOffice_project/00m0$Build-2</meta:generator>
    <meta:document-statistic meta:table-count="0" meta:image-count="0" meta:object-count="0" meta:page-count="1" meta:paragraph-count="9" meta:word-count="25" meta:character-count="190" meta:non-whitespace-character-count="173"/>
  </office:meta>
</office:document-meta>
</file>